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8.255cm">
          <text:p text:style-name="P3"/>
        </draw:line>
        <draw:frame draw:style-name="gr3" draw:text-style-name="P4" draw:layer="layout" svg:width="5.08cm" svg:height="2.147cm" svg:x="0.635cm" svg:y="5.715cm">
          <draw:text-box>
            <text:p text:style-name="P3"><text:span text:style-name="T2">init</text:span></text:p>
            <text:p text:style-name="P3"><text:span text:style-name="T2">makeArray</text:span></text:p>
            <text:p text:style-name="P3"><text:span text:style-name="T2">push</text:span></text:p>
            <text:p text:style-name="P3"><text:span text:style-name="T2">queue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725cm" svg:x="0.635cm" svg:y="4.516cm">
          <draw:text-box>
            <text:p text:style-name="P3"><text:span text:style-name="T2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2.147cm" svg:x="5.715cm" svg:y="5.715cm">
          <draw:text-box>
            <text:p text:style-name="P3"><text:span text:style-name="T2">resize</text:span></text:p>
            <text:p text:style-name="P3"><text:span text:style-name="T2">size</text:span></text:p>
            <text:p text:style-name="P3"><text:span text:style-name="T2">string</text:span></text:p>
            <text:p text:style-name="P3"><text:span text:style-name="T2">supplies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8.255cm" svg:x2="5.715cm" svg:y2="5.715cm">
          <text:p text:style-name="P3"/>
        </draw:line>
        <draw:custom-shape draw:style-name="gr1" draw:text-style-name="P1" draw:layer="layout" svg:width="10.16cm" svg:height="0.635cm" svg:x="0.635cm" svg:y="3.1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30:52</dc:date>
    <dc:language>en-US</dc:language>
    <meta:editing-cycles>15</meta:editing-cycles>
    <meta:editing-duration>PT1H39M1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